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8cm" style:rel-column-width="3114*"/>
    </style:style>
    <style:style style:name="Table1.B" style:family="table-column">
      <style:table-column-properties style:column-width="11.793cm" style:rel-column-width="45462*"/>
    </style:style>
    <style:style style:name="Table1.C" style:family="table-column">
      <style:table-column-properties style:column-width="2.304cm" style:rel-column-width="8880*"/>
    </style:style>
    <style:style style:name="Table1.D" style:family="table-column">
      <style:table-column-properties style:column-width="2.096cm" style:rel-column-width="80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2479" officeooo:paragraph-rsid="00192479"/>
    </style:style>
    <style:style style:name="P2" style:family="paragraph" style:parent-style-name="Heading_20_2">
      <style:paragraph-properties fo:margin-top="0.199cm" fo:margin-bottom="0.199cm" loext:contextual-spacing="false"/>
      <style:text-properties officeooo:rsid="0060a31a" officeooo:paragraph-rsid="0060a31a"/>
    </style:style>
    <style:style style:name="P3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4" style:family="paragraph" style:parent-style-name="Table_20_Contents">
      <style:text-properties officeooo:rsid="00614d3a" officeooo:paragraph-rsid="00614d3a"/>
    </style:style>
    <style:style style:name="P5" style:family="paragraph" style:parent-style-name="Table_20_Contents">
      <style:text-properties officeooo:rsid="00624ea9" officeooo:paragraph-rsid="00624ea9"/>
    </style:style>
    <style:style style:name="P6" style:family="paragraph" style:parent-style-name="Table_20_Contents">
      <style:text-properties officeooo:rsid="0062abc5" officeooo:paragraph-rsid="0062abc5"/>
    </style:style>
    <style:style style:name="P7" style:family="paragraph" style:parent-style-name="Table_20_Contents">
      <style:text-properties officeooo:rsid="00642cca" officeooo:paragraph-rsid="00642cca"/>
    </style:style>
    <style:style style:name="P8" style:family="paragraph" style:parent-style-name="Table_20_Contents">
      <style:text-properties officeooo:rsid="0065f44f" officeooo:paragraph-rsid="0065f44f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0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68709" style:font-style-asian="italic" style:font-weight-asian="bold" style:font-style-complex="italic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officeooo:rsid="00624ea9"/>
    </style:style>
    <style:style style:name="T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-0.312cm" svg:y="-1.801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13" svg:width="14.371cm" svg:height="2.352cm" svg:x="3.233cm" svg:y="-1.602cm"><draw:text-box><text:p text:style-name="P12"><text:span text:style-name="T3">Section: InaSAFE</text:span></text:p><text:p text:style-name="P12"><text:span text:style-name="T4">Module : Answers</text:span></text:p></draw:text-box></draw:frame><draw:custom-shape text:anchor-type="paragraph" draw:z-index="3" draw:name="Forme1" draw:style-name="gr2" draw:text-style-name="P14" svg:width="21.065cm" svg:height="0.073cm" svg:x="-2.066cm" svg:y="0.399cm"><text:p/><draw:enhanced-geometry svg:viewBox="0 0 21600 21600" draw:type="rectangle" draw:enhanced-path="M 0 0 L 21600 0 21600 21600 0 21600 0 0 Z N"/></draw:custom-shape></text:p>
      <text:p text:style-name="P1"/>
      <text:p text:style-name="P2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Answers to ques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Module</text:p>
          </table:table-cell>
          <table:table-cell table:style-name="Table1.A1" office:value-type="string">
            <text:p text:style-name="P3">Question</text:p>
          </table:table-cell>
          <table:table-cell table:style-name="Table1.D1" office:value-type="string">
            <text:p text:style-name="P3">Answer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Introduction to InaSAFE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Ope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C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Contingency plans overview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A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>???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Hazard overview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B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C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Hazard classifications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A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ABC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Exposure overview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A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BC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Aggregation overview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ABC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C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Impacts overview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7">A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Installing InaSAFE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7">B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P7">B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Exercise 1: First analysis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7">B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P7">A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Exercise 2: <text:span text:style-name="T2">Tandale with OSM</text:span>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ADFG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2</text:p>
          </table:table-cell>
          <table:table-cell table:style-name="Table1.D2" office:value-type="string">
            <text:p text:style-name="P8">B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5">Reporting an issue with InaSAF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5">Exercise 3: Tandale from scratch (intro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5">Exercise 3: Tandale from scratch (street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5">Exercise 3: Tandale from scratch (building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5">Exercise 3: Tandale from scratch (flood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5">Exercise 3: Tandale from scratch (ward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A2" office:value-type="string">
            <text:p text:style-name="P5">Sources of data: hazard modelling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P5">Sources of data: hazard mapping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68709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9H49M33S</meta:editing-duration>
    <meta:editing-cycles>48</meta:editing-cycles>
    <meta:generator>LibreOffice/5.4.3.2$Windows_X86_64 LibreOffice_project/92a7159f7e4af62137622921e809f8546db437e5</meta:generator>
    <dc:date>2017-11-22T11:56:48.649000000</dc:date>
    <meta:document-statistic meta:table-count="1" meta:image-count="2" meta:object-count="0" meta:page-count="1" meta:paragraph-count="79" meta:word-count="139" meta:character-count="677" meta:non-whitespace-character-count="617"/>
  </office:meta>
</office:document-meta>
</file>